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6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8" style:family="paragraph" style:parent-style-name="Standard">
      <style:text-properties style:font-name="Caligra" officeooo:paragraph-rsid="00540c2c"/>
    </style:style>
    <style:style style:name="P9" style:family="paragraph" style:parent-style-name="Standard">
      <style:text-properties style:font-name="Caligra" officeooo:rsid="005b81eb" officeooo:paragraph-rsid="005b81eb"/>
    </style:style>
    <style:style style:name="P10" style:family="paragraph" style:parent-style-name="Standard">
      <style:text-properties style:font-name="Caligra" officeooo:rsid="0070af25" officeooo:paragraph-rsid="0070af25"/>
    </style:style>
    <style:style style:name="P11" style:family="paragraph" style:parent-style-name="Standard">
      <style:text-properties officeooo:paragraph-rsid="006453bc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9c23a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7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83dd13" officeooo:paragraph-rsid="0083dd13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8474a5" officeooo:paragraph-rsid="008474a5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8fe25e" officeooo:paragraph-rsid="0089e12c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d62c" officeooo:paragraph-rsid="007fd62c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b1a4" officeooo:paragraph-rsid="0081b1a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f523" officeooo:paragraph-rsid="0081f52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22d88" officeooo:paragraph-rsid="00822d8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74a5" officeooo:paragraph-rsid="008474a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14e0" officeooo:paragraph-rsid="008514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1e5e" officeooo:paragraph-rsid="00891e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c5254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7d1103" style:font-size-asian="11pt" style:font-size-complex="11pt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7ae075" style:font-size-asian="11pt" style:font-style-asian="italic" style:font-size-complex="11pt" style:font-style-complex="italic"/>
    </style:style>
    <style:style style:name="P33" style:family="paragraph" style:parent-style-name="Text_20_body">
      <style:text-properties style:font-name="Caligra" fo:font-weight="normal" officeooo:rsid="0032c8eb" officeooo:paragraph-rsid="006d3ad1" style:font-weight-asian="normal" style:font-weight-complex="normal"/>
    </style:style>
    <style:style style:name="P34" style:family="paragraph" style:parent-style-name="Text_20_body">
      <style:text-properties style:font-name="Caligra" fo:font-weight="normal" officeooo:rsid="008e59d1" officeooo:paragraph-rsid="008e59d1" style:font-weight-asian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8aa689" style:font-style-asian="normal" style:font-style-complex="normal"/>
    </style:style>
    <style:style style:name="T5" style:family="text">
      <style:text-properties fo:font-style="normal" officeooo:rsid="008ee621" style:font-style-asian="normal" style:font-style-complex="normal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4ce0c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1badb"/>
    </style:style>
    <style:style style:name="T16" style:family="text">
      <style:text-properties officeooo:rsid="0079c23a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9" style:family="text">
      <style:text-properties officeooo:rsid="002fecf8"/>
    </style:style>
    <style:style style:name="T20" style:family="text">
      <style:text-properties fo:font-style="italic" officeooo:rsid="002fecf8" style:font-style-asian="italic" style:font-style-complex="italic"/>
    </style:style>
    <style:style style:name="T21" style:family="text">
      <style:text-properties fo:font-style="italic" officeooo:rsid="006646cb" style:font-style-asian="italic" style:font-style-complex="italic"/>
    </style:style>
    <style:style style:name="T22" style:family="text">
      <style:text-properties fo:font-style="italic" officeooo:rsid="005a1bd5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bold" officeooo:rsid="005a1bd5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05a1bd5" style:font-style-asian="italic" style:font-weight-asian="normal" style:font-style-complex="italic" style:font-weight-complex="normal"/>
    </style:style>
    <style:style style:name="T26" style:family="text">
      <style:text-properties officeooo:rsid="00864851"/>
    </style:style>
    <style:style style:name="T27" style:family="text">
      <style:text-properties officeooo:rsid="0086eb55"/>
    </style:style>
    <style:style style:name="T28" style:family="text">
      <style:text-properties officeooo:rsid="00919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8">La dernière fois </text:span><text:span text:style-name="T19">:</text:span><text:span text:style-name="T20">’’’ - corrigé les exercices - commencé le chapitre 4 : modéliser les transformations chimiques par l'activité 1 que nous avons faites (sauf le cours)’’’</text:span></text:p>
      <text:p text:style-name="P31"><text:span text:style-name="T23">P</text:span><text:span text:style-name="T24">ou</text:span><text:span text:style-name="T25">r a</text:span><text:span text:style-name="T24">ujourd’hui </text:span><text:span text:style-name="T22">: </text:span><text:span text:style-name="T21">Il fallait </text:span><text:span text:style-name="T20">- exercices 0,1,2 du chapitre 4 - recopier le cours de l'activité 1</text:span></text:p>
      <text:p text:style-name="P32"><text:span text:style-name="T17">suivi</text:span> : il manque 3 act2 ?</text:p>
      <text:p text:style-name="P14"><text:span text:style-name="T16">5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2"><text:span text:style-name="T10">Séance </text:span><text:span text:style-name="T12">20</text:span><text:span text:style-name="T10">: </text:span><text:span text:style-name="T11">Fiche de préparation</text:span><text:span text:style-name="T7"> <text:s/></text:span></text:p>
            <text:p text:style-name="P13"><text:span text:style-name="T7">c</text:span><text:span text:style-name="T6">lasse : <text:s/></text:span><text:span text:style-name="T8">4e</text:span><text:span text:style-name="T9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22">Appel</text:p>
            <text:p text:style-name="P23">rendre porte-vues</text:p>
          </table:table-cell>
          <table:table-cell table:style-name="Tableau1.B3" office:value-type="string">
            <text:p text:style-name="P5"/>
          </table:table-cell>
          <table:table-cell table:style-name="Tableau1.A3" office:value-type="string">
            <text:p text:style-name="P5"/>
          </table:table-cell>
        </table:table-row>
        <table:table-row table:style-name="Tableau1.3">
          <table:table-cell table:style-name="Tableau1.A4" office:value-type="string">
            <text:p text:style-name="P24">Compléter le cours de l'activité 1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6"/>
          </table:table-cell>
        </table:table-row>
        <table:table-row table:style-name="Tableau1.3">
          <table:table-cell table:style-name="Tableau1.A4" office:value-type="string">
            <text:p text:style-name="P25">Correction exercices</text:p>
          </table:table-cell>
          <table:table-cell table:style-name="Tableau1.B4" office:value-type="string">
            <text:p text:style-name="P21">exercice<text:span text:style-name="T28">s</text:span></text:p>
          </table:table-cell>
          <table:table-cell table:style-name="Tableau1.A4" office:value-type="string">
            <text:p text:style-name="P6"><text:s/></text:p>
          </table:table-cell>
        </table:table-row>
        <table:table-row table:style-name="Tableau1.3">
          <table:table-cell table:style-name="Tableau1.A4" office:value-type="string">
            <text:p text:style-name="P26">act2</text:p>
          </table:table-cell>
          <table:table-cell table:style-name="Tableau1.B4" office:value-type="string">
            <text:p text:style-name="P19">Fiche méthode DI</text:p>
            <text:p text:style-name="P20">craie + balance + <text:span text:style-name="T27">acide récipient etc</text:span></text:p>
          </table:table-cell>
          <table:table-cell table:style-name="Tableau1.A4" office:value-type="string">
            <text:p text:style-name="P6"/>
          </table:table-cell>
        </table:table-row>
        <table:table-row table:style-name="Tableau1.3">
          <table:table-cell table:style-name="Tableau1.A4" office:value-type="string">
            <text:p text:style-name="P27">Présentation de la réaction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6"/>
          </table:table-cell>
        </table:table-row>
        <table:table-row table:style-name="Tableau1.3">
          <table:table-cell table:style-name="Tableau1.A4" office:value-type="string">
            <text:p text:style-name="P27">Questionnement oral pour les premières questions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6"/>
          </table:table-cell>
        </table:table-row>
        <table:table-row table:style-name="Tableau1.3">
          <table:table-cell table:style-name="Tableau1.A4" office:value-type="string">
            <text:p text:style-name="P28">Pendant l'expérience <text:span text:style-name="T26">schéma Q3</text:span>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6"/>
          </table:table-cell>
        </table:table-row>
        <table:table-row table:style-name="Tableau1.3">
          <table:table-cell table:style-name="Tableau1.A4" office:value-type="string">
            <text:p text:style-name="P29">Bilan écrit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6"/>
          </table:table-cell>
        </table:table-row>
        <table:table-row table:style-name="Tableau1.11">
          <table:table-cell table:style-name="Tableau1.A11" office:value-type="string">
            <text:p text:style-name="P4">Agenda <text:span text:style-name="T13">+ matériel + tables</text:span></text:p>
          </table:table-cell>
          <table:table-cell table:style-name="Tableau1.B11" office:value-type="string">
            <text:p text:style-name="P10">Exercices <text:span text:style-name="T15">chap 4</text:span></text:p>
          </table:table-cell>
          <table:table-cell table:style-name="Tableau1.A11" office:value-type="string">
            <text:p text:style-name="P9">5min</text:p>
          </table:table-cell>
        </table:table-row>
      </table:table>
      <text:p text:style-name="P8"/>
      <text:p text:style-name="P33"><text:span text:style-name="T1">Pour la prochaine fois </text:span><text:span text:style-name="T3">: </text:span><text:span text:style-name="T4">exercice 3</text:span></text:p>
      <text:p text:style-name="P34"><text:span text:style-name="T4">é</text:span><text:span text:style-name="T2">valuation programme: c</text:span><text:span text:style-name="T5">hapitre 3 (act3,DM) Chapitre 4 (activité 1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14868712800">
          <table:table-cell table:style-name="Tableau2.A1" office:value-type="string">
            <text:p text:style-name="P16">Matériel</text:p>
          </table:table-cell>
          <table:table-cell table:style-name="Tableau2.A1" office:value-type="string">
            <text:p text:style-name="P16"><text:span text:style-name="T14">T</text:span>ravail <text:span text:style-name="T14">non fait</text:span></text:p>
          </table:table-cell>
          <table:table-cell table:style-name="Tableau2.A1" office:value-type="string">
            <text:p text:style-name="P16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6">Comportement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D2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0M1S</meta:editing-duration>
    <meta:editing-cycles>43</meta:editing-cycles>
    <meta:generator>LibreOffice/7.0.4.2$Linux_X86_64 LibreOffice_project/00$Build-2</meta:generator>
    <meta:creation-date>2021-02-04T16:16:38.289524303</meta:creation-date>
    <meta:initial-creator>J Cercy</meta:initial-creator>
    <dc:date>2021-03-04T22:28:14.270209535</dc:date>
    <dc:creator>J Cercy</dc:creator>
    <meta:document-statistic meta:table-count="2" meta:image-count="0" meta:object-count="0" meta:page-count="1" meta:paragraph-count="31" meta:word-count="138" meta:character-count="835" meta:non-whitespace-character-count="722"/>
    <meta:template xlink:type="simple" xlink:actuate="onRequest" xlink:title="fiche_de_prep_type" xlink:href="../fiche_de_prep_type.ott" meta:date="2021-02-04T16:16:36.866451548"/>
  </office:meta>
</office:document-meta>
</file>